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96cm" fo:min-width="1.17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96cm" fo:min-width="1.17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7cm" fo:min-width="1.177cm"/>
    </style:style>
    <style:style style:name="gr4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8" draw:id="id8" draw:layer="layout" svg:width="2.371cm" svg:height="2.328cm" svg:x="11.43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371cm" svg:height="2.328cm" svg:x="6.096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.371cm" svg:height="2.328cm" svg:x="16.679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371cm" svg:height="2.328cm" svg:x="6.519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371cm" svg:height="2.328cm" svg:x="2.201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2.371cm" svg:height="2.329cm" svg:x="9.821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371cm" svg:height="2.328cm" svg:x="15.748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.371cm" svg:height="2.328cm" svg:x="19.473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387cm" svg:y1="11.642cm" svg:x2="6.866cm" svg:y2="8.549cm" draw:start-shape="id1" draw:start-glue-point="4" draw:end-shape="id2" draw:end-glue-point="7" svg:d="M3387 11642l3479-3093" svg:viewBox="0 0 3480 3094">
          <text:p/>
        </draw:connector>
        <draw:connector draw:style-name="gr4" draw:text-style-name="P3" draw:layer="layout" draw:type="line" svg:x1="7.282cm" svg:y1="11.642cm" svg:x2="7.705cm" svg:y2="8.89cm" draw:start-shape="id3" draw:start-glue-point="4" draw:end-shape="id2" draw:end-glue-point="8" svg:d="M7282 11642l423-2752" svg:viewBox="0 0 424 2753">
          <text:p/>
        </draw:connector>
        <draw:connector draw:style-name="gr4" draw:text-style-name="P3" draw:layer="layout" draw:type="line" svg:x1="11.007cm" svg:y1="11.642cm" svg:x2="8.543cm" svg:y2="8.549cm" draw:start-shape="id4" draw:start-glue-point="4" draw:end-shape="id2" draw:end-glue-point="9" svg:d="M11007 11642l-2464-3093" svg:viewBox="0 0 2465 3094">
          <text:p/>
        </draw:connector>
        <draw:connector draw:style-name="gr4" draw:text-style-name="P3" draw:layer="layout" draw:type="line" svg:x1="16.934cm" svg:y1="11.642cm" svg:x2="17.026cm" svg:y2="8.549cm" draw:start-shape="id5" draw:start-glue-point="4" draw:end-shape="id6" draw:end-glue-point="7" svg:d="M16934 11642l92-3093" svg:viewBox="0 0 93 3094">
          <text:p/>
        </draw:connector>
        <draw:connector draw:style-name="gr4" draw:text-style-name="P3" draw:layer="layout" draw:type="line" svg:x1="20.659cm" svg:y1="11.642cm" svg:x2="18.703cm" svg:y2="8.549cm" draw:start-shape="id7" draw:start-glue-point="4" draw:end-shape="id6" draw:end-glue-point="9" svg:d="M20659 11642l-1956-3093" svg:viewBox="0 0 1957 3094">
          <text:p/>
        </draw:connector>
        <draw:connector draw:style-name="gr4" draw:text-style-name="P3" draw:layer="layout" draw:type="line" svg:x1="7.705cm" svg:y1="6.562cm" svg:x2="11.777cm" svg:y2="3.257cm" draw:start-shape="id2" draw:start-glue-point="4" draw:end-shape="id8" draw:end-glue-point="7" svg:d="M7705 6562l4072-3305" svg:viewBox="0 0 4073 3306">
          <text:p/>
        </draw:connector>
        <draw:connector draw:style-name="gr4" draw:text-style-name="P3" draw:layer="layout" draw:type="line" svg:x1="17.865cm" svg:y1="6.562cm" svg:x2="13.454cm" svg:y2="3.257cm" draw:start-shape="id6" draw:start-glue-point="4" draw:end-shape="id8" draw:end-glue-point="9" svg:d="M17865 6562l-4411-3305" svg:viewBox="0 0 4412 3306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3:40:12.840097388</meta:creation-date>
    <dc:date>2019-02-18T13:54:24.908971759</dc:date>
    <meta:editing-duration>PT13M</meta:editing-duration>
    <meta:editing-cycles>2</meta:editing-cycles>
    <meta:generator>LibreOffice/6.0.7.3$Linux_X86_64 LibreOffice_project/00m0$Build-3</meta:generator>
    <meta:document-statistic meta:object-count="38"/>
  </office:meta>
</office:document-meta>
</file>